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E000002EEA3C7C5922864F12C.png" manifest:media-type="image/png"/>
  <manifest:file-entry manifest:full-path="Pictures/1000020100000116000000B5B49D6DFFB9AE2627.png" manifest:media-type="image/png"/>
  <manifest:file-entry manifest:full-path="Pictures/10000201000002330000027A599BD58B7581FD7C.png" manifest:media-type="image/png"/>
  <manifest:file-entry manifest:full-path="Pictures/1000020100000136000000A3A5ABA936A92C2E0D.png" manifest:media-type="image/png"/>
  <manifest:file-entry manifest:full-path="Pictures/10000201000001F20000011146D0163B5F370EA0.png" manifest:media-type="image/png"/>
  <manifest:file-entry manifest:full-path="Pictures/10000201000000E1000000E1FD4E2A8706D35E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xml:id="id2" draw:id="id2" draw:layer="layout" svg:width="8.447cm" svg:height="5.707cm" svg:x="8.773cm" svg:y="5.58cm">
            <draw:image xlink:href="Pictures/1000020100000136000000A3A5ABA936A92C2E0D.png" xlink:type="simple" xlink:show="embed" xlink:actuate="onLoad">
              <text:p/>
            </draw:image>
          </draw:frame>
          <draw:frame draw:style-name="gr1" draw:text-style-name="P1" xml:id="id4" draw:id="id4" draw:layer="layout" svg:width="1.888cm" svg:height="1.888cm" svg:x="8.855cm" svg:y="1.889cm">
            <draw:image xlink:href="Pictures/10000201000000E1000000E1FD4E2A8706D35E78.png" xlink:type="simple" xlink:show="embed" xlink:actuate="onLoad">
              <text:p/>
            </draw:image>
          </draw:frame>
          <draw:frame draw:style-name="gr1" draw:text-style-name="P1" xml:id="id3" draw:id="id3" draw:layer="layout" svg:width="7.783cm" svg:height="7.239cm" svg:x="18.49cm" svg:y="9.255cm">
            <draw:image xlink:href="Pictures/1000020100000116000000B5B49D6DFFB9AE2627.png" xlink:type="simple" xlink:show="embed" xlink:actuate="onLoad">
              <text:p/>
            </draw:image>
          </draw:frame>
          <draw:frame draw:style-name="gr1" draw:text-style-name="P1" draw:layer="layout" svg:width="5.42cm" svg:height="4.876cm" svg:x="20.395cm" svg:y="10.144cm">
            <draw:image xlink:href="Pictures/10000201000001F20000011146D0163B5F370EA0.png" xlink:type="simple" xlink:show="embed" xlink:actuate="onLoad">
              <text:p/>
            </draw:image>
          </draw:frame>
          <draw:frame draw:style-name="gr1" draw:text-style-name="P1" xml:id="id1" draw:id="id1" draw:layer="layout" svg:width="2.667cm" svg:height="2.667cm" svg:x="19.76cm" svg:y="3.921cm">
            <draw:image xlink:href="Pictures/10000201000002EE000002EEA3C7C5922864F12C.png" xlink:type="simple" xlink:show="embed" xlink:actuate="onLoad">
              <text:p/>
            </draw:image>
          </draw:frame>
          <draw:frame draw:style-name="gr2" draw:text-style-name="P2" draw:layer="layout" svg:width="3.034cm" svg:height="0.962cm" svg:x="21.933cm" svg:y="4.483cm">
            <draw:text-box>
              <text:p>webhook</text:p>
            </draw:text-box>
          </draw:frame>
          <draw:frame draw:style-name="gr3" draw:text-style-name="P2" draw:layer="layout" svg:width="5.535cm" svg:height="0.962cm" svg:x="10.796cm" svg:y="2.524cm">
            <draw:text-box>
              <text:p>Application server</text:p>
            </draw:text-box>
          </draw:frame>
          <draw:frame draw:style-name="gr3" draw:text-style-name="P2" draw:layer="layout" svg:width="5.535cm" svg:height="0.962cm" svg:x="7.24cm" svg:y="17.056cm">
            <draw:text-box>
              <text:p>Application client</text:p>
            </draw:text-box>
          </draw:frame>
          <draw:frame draw:style-name="gr1" draw:text-style-name="P1" xml:id="id5" draw:id="id5" draw:layer="layout" svg:width="6.445cm" svg:height="7.258cm" svg:x="0.869cm" svg:y="11.16cm">
            <draw:image xlink:href="Pictures/10000201000002330000027A599BD58B7581FD7C.png" xlink:type="simple" xlink:show="embed" xlink:actuate="onLoad">
              <text:p/>
            </draw:image>
          </draw:frame>
          <draw:connector draw:style-name="gr4" draw:text-style-name="P1" draw:layer="layout" draw:type="curve" svg:x1="19.76cm" svg:y1="5.254cm" svg:x2="17.22cm" svg:y2="8.433cm" draw:start-shape="id1" draw:start-glue-point="3" draw:end-shape="id2" svg:d="M19760 5254c-1905 0-635 3179-2540 3179" svg:viewBox="0 0 2541 3180">
            <text:p/>
          </draw:connector>
          <draw:connector draw:style-name="gr4" draw:text-style-name="P1" draw:layer="layout" draw:type="curve" svg:x1="17.22cm" svg:y1="8.433cm" svg:x2="18.49cm" svg:y2="12.874cm" draw:start-shape="id2" draw:start-glue-point="1" draw:end-shape="id3" svg:d="M17220 8433c952 0 318 4441 1270 4441" svg:viewBox="0 0 1271 4442">
            <text:p/>
          </draw:connector>
          <draw:connector draw:style-name="gr4" draw:text-style-name="P1" draw:layer="layout" draw:type="curve" svg:x1="12.996cm" svg:y1="5.58cm" svg:x2="9.799cm" svg:y2="3.777cm" draw:start-shape="id2" draw:start-glue-point="0" draw:end-shape="id4" svg:d="M12996 5580c0-1351-3197-450-3197-1803" svg:viewBox="0 0 3198 1804">
            <text:p/>
          </draw:connector>
          <draw:connector draw:style-name="gr4" draw:text-style-name="P1" draw:layer="layout" draw:type="curve" svg:x1="8.855cm" svg:y1="2.833cm" svg:x2="8.773cm" svg:y2="8.433cm" draw:start-shape="id4" draw:start-glue-point="3" draw:end-shape="id2" svg:d="M8855 2833c-874 0-833 5600-82 5600" svg:viewBox="0 0 651 5601">
            <text:p/>
          </draw:connector>
          <draw:connector draw:style-name="gr4" draw:text-style-name="P1" draw:layer="layout" draw:type="curve" svg:x1="8.773cm" svg:y1="8.433cm" svg:x2="7.314cm" svg:y2="14.789cm" draw:start-shape="id2" draw:start-glue-point="3" draw:end-shape="id5" svg:d="M8773 8433c-1093 0-364 6356-1459 6356" svg:viewBox="0 0 1460 6357">
            <text:p/>
          </draw:connector>
          <draw:connector draw:style-name="gr4" draw:text-style-name="P1" draw:layer="layout" draw:type="curve" svg:x1="12.996cm" svg:y1="5.58cm" svg:x2="21.093cm" svg:y2="3.921cm" draw:start-shape="id2" draw:start-glue-point="0" draw:end-shape="id1" draw:end-glue-point="0" svg:d="M12996 5580c0-3240 8097-2410 8097-1659" svg:viewBox="0 0 8098 234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1:02:49.196893874</meta:creation-date>
    <dc:date>2019-03-21T14:01:00.931676972</dc:date>
    <meta:editing-duration>PT1H31M16S</meta:editing-duration>
    <meta:editing-cycles>15</meta:editing-cycles>
    <meta:generator>LibreOffice/6.0.7.3$Linux_X86_64 LibreOffice_project/00m0$Build-3</meta:generator>
    <meta:document-statistic meta:object-count="16"/>
  </office:meta>
</office:document-meta>
</file>